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!/usr/bin/env python3</text:p>
      <text:p text:style-name="Standard">import rclpy</text:p>
      <text:p text:style-name="Standard">from rclpy.node import Node</text:p>
      <text:p text:style-name="Standard">from geometry_msgs.msg import Twist</text:p>
      <text:p text:style-name="Standard">import serial</text:p>
      <text:p text:style-name="Standard">import struct</text:p>
      <text:p text:style-name="Standard"/>
      <text:p text:style-name="Standard">class SerialBridge(Node):</text:p>
      <text:p text:style-name="Standard"><text:s text:c="4"/>def _init_(self):</text:p>
      <text:p text:style-name="Standard"><text:s text:c="8"/>super()._init_('serial_bridge')</text:p>
      <text:p text:style-name="Standard"><text:s text:c="8"/></text:p>
      <text:p text:style-name="Standard"><text:s text:c="8"/># Declare parameters</text:p>
      <text:p text:style-name="Standard"><text:s text:c="8"/>self.declare_parameter('serial_port', '/dev/ttyUSB0')</text:p>
      <text:p text:style-name="Standard"><text:s text:c="8"/>self.declare_parameter('baud_rate', 57600)</text:p>
      <text:p text:style-name="Standard"><text:s text:c="8"/></text:p>
      <text:p text:style-name="Standard"><text:s text:c="8"/># Get parameters</text:p>
      <text:p text:style-name="Standard"><text:s text:c="8"/>port = self.get_parameter('serial_port').value</text:p>
      <text:p text:style-name="Standard"><text:s text:c="8"/>baud = self.get_parameter('baud_rate').value</text:p>
      <text:p text:style-name="Standard"><text:s text:c="8"/></text:p>
      <text:p text:style-name="Standard"><text:s text:c="8"/># Setup serial connection</text:p>
      <text:p text:style-name="Standard"><text:s text:c="8"/>try:</text:p>
      <text:p text:style-name="Standard"><text:s text:c="12"/>self.serial_port = serial.Serial(port, baud, timeout=1)</text:p>
      <text:p text:style-name="Standard"><text:s text:c="12"/>self.get_logger().info(f'Connected to {port} at {baud} baud')</text:p>
      <text:p text:style-name="Standard"><text:s text:c="8"/>except serial.SerialException as e:</text:p>
      <text:p text:style-name="Standard"><text:s text:c="12"/>self.get_logger().error(f'Failed to connect to serial port: {e}')</text:p>
      <text:p text:style-name="Standard"><text:s text:c="12"/>return</text:p>
      <text:p text:style-name="Standard"><text:s text:c="8"/></text:p>
      <text:p text:style-name="Standard"><text:s text:c="8"/># Subscribe to cmd_vel</text:p>
      <text:p text:style-name="Standard"><text:s text:c="8"/>self.subscription = self.create_subscription(</text:p>
      <text:p text:style-name="Standard"><text:s text:c="12"/>Twist,</text:p>
      <text:p text:style-name="Standard"><text:s text:c="12"/>'cmd_vel',</text:p>
      <text:p text:style-name="Standard"><text:s text:c="12"/>self.cmd_vel_callback,</text:p>
      <text:p text:style-name="Standard"><text:s text:c="12"/>10)</text:p>
      <text:p text:style-name="Standard"><text:s text:c="8"/></text:p>
      <text:p text:style-name="Standard"><text:s text:c="8"/>self.get_logger().info('Serial bridge node started')</text:p>
      <text:p text:style-name="Standard"><text:s text:c="4"/></text:p>
      <text:p text:style-name="Standard"><text:s text:c="4"/>def cmd_vel_callback(self, msg):</text:p>
      <text:p text:style-name="Standard"><text:s text:c="8"/># Send linear and angular velocity to Arduino</text:p>
      <text:p text:style-name="Standard"><text:s text:c="8"/># Format: START_BYTE, linear_x (float), angular_z (float), END_BYTE</text:p>
      <text:p text:style-name="Standard"><text:s text:c="8"/>try:</text:p>
      <text:p text:style-name="Standard"><text:s text:c="12"/>data = struct.pack('&lt;Bffb', 0xFF, msg.linear.x, msg.angular.z, 0xFE)</text:p>
      <text:p text:style-name="Standard"><text:s text:c="12"/>self.serial_port.write(data)</text:p>
      <text:p text:style-name="Standard"><text:s text:c="12"/>self.get_logger().debug(f'Sent: linear={msg.linear.x:.2f}, angular={msg.angular.z:.2f}')</text:p>
      <text:p text:style-name="Standard"><text:s text:c="8"/>except Exception as e:</text:p>
      <text:p text:style-name="Standard"><text:s text:c="12"/>self.get_logger().error(f'Serial write error: {e}')</text:p>
      <text:p text:style-name="Standard"/>
      <text:p text:style-name="Standard">def main(args=None):</text:p>
      <text:p text:style-name="Standard"><text:s text:c="4"/>rclpy.init(args=args)</text:p>
      <text:p text:style-name="Standard"><text:s text:c="4"/>node = SerialBridge()</text:p>
      <text:p text:style-name="Standard"><text:s text:c="4"/></text:p>
      <text:p text:style-name="Standard"><text:s text:c="4"/>try:</text:p>
      <text:p text:style-name="Standard"><text:s text:c="8"/>rclpy.spin(node)</text:p>
      <text:p text:style-name="Standard"><text:soft-page-break/><text:s text:c="4"/>except KeyboardInterrupt:</text:p>
      <text:p text:style-name="Standard"><text:s text:c="8"/>pass</text:p>
      <text:p text:style-name="Standard"><text:s text:c="4"/>finally:</text:p>
      <text:p text:style-name="Standard"><text:s text:c="8"/>node.destroy_node()</text:p>
      <text:p text:style-name="Standard"><text:s text:c="8"/>rclpy.shutdown()</text:p>
      <text:p text:style-name="Standard"/>
      <text:p text:style-name="Standard">if _name_ == '_main_':</text:p>
      <text:p text:style-name="Standard"><text:s text:c="4"/>main()</text:p>
      <text:p text:style-name="Standard"/>
      <text:p text:style-name="Standard">------------------------------------------------------------------------------------------------------------</text:p>
      <text:p text:style-name="Standard"/>
      <text:p text:style-name="Standard">5. Updating setup,py file</text:p>
      <text:p text:style-name="Standard"/>
      <text:p text:style-name="Standard"><text:s text:c="3"/>$ cd ~/robot_ws/src/serial_motor_controller</text:p>
      <text:p text:style-name="Standard"><text:s text:c="3"/>$ nano setup.py</text:p>
      <text:p text:style-name="Standard"/>
      <text:p text:style-name="Standard">------The coding of the setu.py would look like this:-------------------------------------------------------</text:p>
      <text:p text:style-name="Standard"><text:s text:c="3"/></text:p>
      <text:p text:style-name="Standard">from setuptools import find_packages, setup</text:p>
      <text:p text:style-name="Standard"/>
      <text:p text:style-name="Standard">package_name = 'serial_motor_controller'</text:p>
      <text:p text:style-name="Standard"/>
      <text:p text:style-name="Standard">setup(</text:p>
      <text:p text:style-name="Standard"><text:s text:c="4"/>name=package_name,</text:p>
      <text:p text:style-name="Standard"><text:s text:c="4"/>version='0.0.0',</text:p>
      <text:p text:style-name="Standard"><text:s text:c="4"/>packages=find_packages(exclude=['test']),</text:p>
      <text:p text:style-name="Standard"><text:s text:c="4"/>data_files=[</text:p>
      <text:p text:style-name="Standard"><text:s text:c="8"/>('share/ament_index/resource_index/packages',</text:p>
      <text:p text:style-name="Standard"><text:s text:c="12"/>['resource/' + package_name]),</text:p>
      <text:p text:style-name="Standard"><text:s text:c="8"/>('share/' + package_name, ['package.xml']),</text:p>
      <text:p text:style-name="Standard"><text:s text:c="4"/>],</text:p>
      <text:p text:style-name="Standard"><text:s text:c="4"/>install_requires=['setuptools'],</text:p>
      <text:p text:style-name="Standard"><text:s text:c="4"/>zip_safe=True,</text:p>
      <text:p text:style-name="Standard"><text:s text:c="4"/>maintainer='ubuntu',</text:p>
      <text:p text:style-name="Standard"><text:s text:c="4"/>maintainer_email='ubuntu@todo.todo',</text:p>
      <text:p text:style-name="Standard"><text:s text:c="4"/>description='TODO: Package description',</text:p>
      <text:p text:style-name="Standard"><text:s text:c="4"/>license='TODO: License declaration',</text:p>
      <text:p text:style-name="Standard"><text:s text:c="4"/>extras_require={</text:p>
      <text:p text:style-name="Standard"><text:s text:c="8"/>'test': [</text:p>
      <text:p text:style-name="Standard"><text:s text:c="12"/>'pytest',</text:p>
      <text:p text:style-name="Standard"><text:s text:c="8"/>],</text:p>
      <text:p text:style-name="Standard"><text:s text:c="4"/>},</text:p>
      <text:p text:style-name="Standard"><text:s text:c="4"/>entry_points={</text:p>
      <text:p text:style-name="Standard"><text:s text:c="8"/>'console_scripts': ['serial_bridge = serial_motor_controller.serial_bridge&gt;</text:p>
      <text:p text:style-name="Standard"><text:s text:c="8"/>],</text:p>
      <text:p text:style-name="Standard"><text:s text:c="4"/>},</text:p>
      <text:p text:style-name="Standard">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7T11:49:30.313340096</meta:creation-date>
    <dc:date>2026-02-07T11:50:35.757340143</dc:date>
    <meta:editing-duration>PT1M8S</meta:editing-duration>
    <meta:editing-cycles>1</meta:editing-cycles>
    <meta:document-statistic meta:table-count="0" meta:image-count="0" meta:object-count="0" meta:page-count="2" meta:paragraph-count="90" meta:word-count="205" meta:character-count="2852" meta:non-whitespace-character-count="2197"/>
    <meta:generator>LibreOffice/7.3.7.2$Linux_X86_64 LibreOffice_project/30$Build-2</meta:generator>
  </office:meta>
</office:document-meta>
</file>